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xte soutenance p3</text:p>
      <text:p text:style-name="Standard"/>
      <text:p text:style-name="Standard">Bonjour a tous </text:p>
      <text:p text:style-name="Standard">avant de vous montrer le site fini je souhaite prendre un moment pour vous montrer la partie code,</text:p>
      <text:p text:style-name="Standard">vous pouvez voir que j'ai suivie vos conseil et j'ai utilisé SASS.</text:p>
      <text:p text:style-name="Standard">Je vous montre egalement le W3C j'ai deja fait en ammont un copier coler du css, vous pouvez voir quil n'y a aucune erreur et sur les fichier Html non plus ,</text:p>
      <text:p text:style-name="Standard"/>
      <text:p text:style-name="Standard">Passon maintenant a la presentation du site,</text:p>
      <text:p text:style-name="Standard">vous pouvais voir apparaître dans un premier temps le loader, Celui si etait libre de création jai donc choisi 3 cercle qui se rejoingne en mettant en avant les 3 couleur demander par le client ( rose bleu et violet) pour le mettre en place jai choisie trois cercle dont je ne color qu'un cart et <text:s/>une animation « ROTATE » qui va de 0 a 360°deg,</text:p>
      <text:p text:style-name="Standard">celui si dure 3seconde et laisse apparaître le site une fois le temps ecouler,</text:p>
      <text:p text:style-name="Standard"/>
      <text:p text:style-name="Standard"/>
      <text:p text:style-name="Standard"/>
      <text:h text:style-name="Heading_20_3" text:outline-level="3"><text:span text:style-name="T2">Voicie la page d'acceuil du site , on peut voir en entete le logo</text:span><text:span text:style-name="T1"> </text:span>« ohmyfood » </text:h>
      <text:p text:style-name="Text_20_body">J'ai choisie l'image svg car cest celle qui s'adapte le mieux celon la taile de l 'ecrant nous ne risquon aucune pixelisation ni retard de chargement , ce sera aussi la plus facile a modifier si le client le souhaite( taille, couleur ,,,,)</text:p>
      <text:p text:style-name="Text_20_body">en dessous nous avons la barre de recherche qui a terme pourra devenir fonctionelle afin de modifier la ville ,</text:p>
      <text:p text:style-name="Text_20_body">suivit des quelque ligne de presentation du site ,</text:p>
      <text:p text:style-name="Text_20_body"/>
      <text:p text:style-name="Text_20_body">Nous voyons le bouton « EXPLORER  NOS,, »</text:p>
      <text:p text:style-name="Text_20_body">qui est en violet et comme il la etait demander celuis si s'éclairsi avec un degrader de couleur que j'ai obtenue grace a une fonction css qui s'apelle : LINEARGRADIENT elle permet les degrader de differente couleur et dans differente direction,</text:p>
      <text:p text:style-name="Text_20_body">on peut voir aussi l'ombre devenir plus eppaisse et plus sombre affin de rendre le bouton plus attractif , ce si a etait obtenue grace <text:s/>une box shadow ,</text:p>
      <text:p text:style-name="Text_20_body"/>
      <text:p text:style-name="Text_20_body"/>
      <text:p text:style-name="Text_20_body">Le menu FONCTIONNEMENT </text:p>
      <text:p text:style-name="Text_20_body">viens se positionner sur une ligne en version desktop celuis si a etait realiser grace a une flexbox et un prositionement : RELATIVE, </text:p>
      <text:p text:style-name="Text_20_body">la flexbox a etait utiliser pour encadrer les icône et le texte et pour avoir ce rendue des chivre a cheval sur l'encadrer le prositionement RELATIVE permet de deplacer de haut en bas et de droite a grauche du nombre de pixel souhaitez,</text:p>
      <text:p text:style-name="Text_20_body"/>
      <text:p text:style-name="Text_20_body">Voyons en suite les carte des retaurants,</text:p>
      <text:p text:style-name="Text_20_body">J'ai choisie pour les positionner d'utiliser grid ce qui ma permis un placement propre et une taille adapter , cela ma parue plus adapter , si le client souhaite rajouter des restaurants il suffiran de rajouter de ligne ou colone au grid,</text:p>
      <text:p text:style-name="Text_20_body"><text:soft-page-break/>Le client souhaiter avoir un like en forme de cœur ,</text:p>
      <text:p text:style-name="Text_20_body">affin d'obtenir le rendu demander j'ai la aussi utiliser un svg ( cette technique permet d'obtenir des formes nette et moins grossiere qu'une icône , il est egalement plus simple de traivailler un changement de couleur avec ce proceder,)</text:p>
      <text:p text:style-name="Text_20_body"/>
      <text:p text:style-name="Text_20_body">nous retrouvon donc en realiter 2 cœur </text:p>
      <text:p text:style-name="Text_20_body">le premier transaprent avec le contour noir ,</text:p>
      <text:p text:style-name="Text_20_body">celuis si disparaît au survol de la souris pour laisser place au second cœur qui lui a un code couleur imposer avec le degrader de rose a violet que nous avions decouvert pour le bouton,</text:p>
      <text:p text:style-name="Text_20_body">pour le positionnement des ellement (cœur et « nouveau ») </text:p>
      <text:p text:style-name="Text_20_body">nous avons la aussi choisie un positonement tout dabord pour la carte en relative ce qui permet de donner un carde a ne pas franchir <text:s/>puis enfin en absolute pour les ellement ,</text:p>
      <text:p text:style-name="Text_20_body"/>
      <text:p text:style-name="Text_20_body">et enfin le footer ou nous pouvons retrouver le logo qui a changer de couleur ( en blanc) grace au svg comme expliquer dans l'entete, et nous pouvon voir que le click du « contact » est actif et ouvre bien un lien email a l'adresse de oh my food,</text:p>
      <text:p text:style-name="Text_20_body"/>
      <text:p text:style-name="Text_20_body">en se qui concerne la responsive tablette pas vraiment de modification e</text:p>
      <text:p text:style-name="Text_20_body">en revanche pour le mobile nous avons respecter les choix demander par le client</text:p>
      <text:p text:style-name="Text_20_body">vous pouver voir que grace a flex-direction column tout c'est positioner en colone ,</text:p>
      <text:p text:style-name="Text_20_body"/>
      <text:p text:style-name="Text_20_body"/>
      <text:p text:style-name="Text_20_body">MENU<text:span text:style-name="T3"> (EVITER DE CLIKER SUR LA NOTE ENCHANTER)</text:span></text:p>
      <text:p text:style-name="P1">nous retrouvon sur le menu le logo en entete avec le petit plus de la fleche ici a gauche qui permet un retour a l'acceuil,</text:p>
      <text:p text:style-name="P1">nous avon positionner la carte menu a cheval sur la photo grace au positionement absolute</text:p>
      <text:p text:style-name="P1">le cœur et toujour present et fonctionelle ,</text:p>
      <text:p text:style-name="P1">vous avez pue voir l'apparition des plat avec un leger retard sur le reste de la page comme le clients le souhaiter, cela a etair realiser avec une animation «  transform translate » et un temps de quelque second ,</text:p>
      <text:p text:style-name="P1">nous avons chosie sur la version desktop d'afficher les differentes partie du menu a la suite les un des autre la encore grace a flex box,</text:p>
      <text:p text:style-name="P1">vous pouvez voir que le soulignement des differente partie n'est pas complet pour cela jai effectuer un width avec une taille inferieur a la taille du texte et un boder botoom colorer,</text:p>
      <text:p text:style-name="P1">l'annimation demander du slader et de la rotation est presente au survol </text:p>
      <text:p text:style-name="P1">et le bouton tj present et fonctionelle celui si <text:s/>est juste devenue « commander » </text:p>
      <text:p text:style-name="P1"/>
      <text:p text:style-name="P1">RESPONSIVE,</text:p>
      <text:p text:style-name="P1">pour le version tabellet nous avons choisi de placer tout en colone grace la encore au flexdirection colomne </text:p>
      <text:p text:style-name="P1"><text:soft-page-break/>seul le footer ne change pas </text:p>
      <text:p text:style-name="P1">en ce qui concerne le bandeau des plats nous pouvons voir que lors de l'appariton des plats le text disparaît et laisse place a des pointiller j'ai optenue cet effet grace a un text-over flow : elipsic et un overflow hidden ,</text:p>
      <text:p text:style-name="P1">quand a la version mobile et footer pace egalement en colon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20T09:46:04.07</meta:creation-date>
    <meta:document-statistic meta:table-count="0" meta:image-count="0" meta:object-count="0" meta:page-count="3" meta:paragraph-count="45" meta:word-count="933" meta:character-count="5113"/>
    <dc:date>2021-10-20T10:54:33.99</dc:date>
    <meta:editing-duration>PT1M8S</meta:editing-duration>
    <meta:editing-cycles>1</meta:editing-cycles>
    <meta:generator>OpenOffice/4.1.9$Win32 OpenOffice.org_project/419m1$Build-9805</meta:generator>
  </office:meta>
</office:document-meta>
</file>